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2695" officeooo:paragraph-rsid="001f26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TA Github</text:p>
      <text:p text:style-name="Standard">********************************************************************************</text:p>
      <text:p text:style-name="Standard"><text:s text:c="18"/>OTA APP Application - Version 0.10.00.03</text:p>
      <text:p text:style-name="Standard">********************************************************************************</text:p>
      <text:p text:style-name="Standard"/>
      <text:p text:style-name="Standard">SimpleLinkInitCallback: started in role 0</text:p>
      <text:p text:style-name="Standard">Host Driver Version: 2.0.1.27</text:p>
      <text:p text:style-name="Standard">Build Version 3.7.0.1.31.2.0.0.0.2.2.0.6</text:p>
      <text:p text:style-name="Standard">STA connected to AP HUAWEI_PBK, BSSID is 10:b1:f8:96:0f:de</text:p>
      <text:p text:style-name="Standard">IPv4 acquired: IP = 192.168.8.128</text:p>
      <text:p text:style-name="Standard">Gateway = 192.168.8.1</text:p>
      <text:p text:style-name="Standard">Pinging GW...!</text:p>
      <text:p text:style-name="Standard">Ping done. Success rate: 100%</text:p>
      <text:p text:style-name="Standard"/>
      <text:p text:style-name="Standard">HandlePingComplete: PingCounter=1</text:p>
      <text:p text:style-name="Standard">Pinging GW...!</text:p>
      <text:p text:style-name="Standard">Ping done. Success rate: 100%</text:p>
      <text:p text:style-name="Standard"/>
      <text:p text:style-name="Standard">HandlePingComplete: PingCounter=2</text:p>
      <text:p text:style-name="Standard">Pinging GW...!</text:p>
      <text:p text:style-name="Standard">Ping done. Success rate: 100%</text:p>
      <text:p text:style-name="Standard"/>
      <text:p text:style-name="Standard">HandlePingComplete: PingCounter=3</text:p>
      <text:p text:style-name="Standard">Pinging GW...!</text:p>
      <text:p text:style-name="Standard">Ping done. Success rate: 100%</text:p>
      <text:p text:style-name="Standard"/>
      <text:p text:style-name="Standard">HandlePingComplete: PingCounter=4</text:p>
      <text:p text:style-name="Standard">Pinging GW...!</text:p>
      <text:p text:style-name="Standard">Ping done. Success rate: 100%</text:p>
      <text:p text:style-name="Standard"/>
      <text:p text:style-name="Standard">HandlePingComplete: OTA Command arrived</text:p>
      <text:p text:style-name="Standard">OtaInit: statistics = 0, 0, 0</text:p>
      <text:p text:style-name="Standard">OtaInit: call Ota_init</text:p>
      <text:p text:style-name="Standard">OTA_init: sizeof CdnClient=576, sizeof OtaArchive=4956</text:p>
      <text:p text:style-name="Standard">OTA_init: sizeof OtaLib_t=7736, sizeof OTA_memBlock=7800</text:p>
      <text:p text:style-name="Standard">OTA_init: OTA lib version = OTA_LIB_2.0.0.7</text:p>
      <text:p text:style-name="Standard">OtaArchive_Init: OTA archive version = OTA_ARCHIVE_2.0.0.4</text:p>
      <text:p text:style-name="Standard">OtaConfig: call OTA_set EXTLIB_OTA_SET_OPT_SERVER_INFO, ServerName=api.github.com</text:p>
      <text:p text:style-name="Standard">OtaConfig: call OTA_set EXTLIB_OTA_SET_OPT_VENDOR_ID, VendorDir=OTA_R2_MCU_FLASH</text:p>
      <text:p text:style-name="Standard">OTA_run: call CdnClient_ConnectServer OTA server=api.github.com</text:p>
      <text:p text:style-name="Standard">CdnClient_ConnectServer: HttpClient_Connect api.github.com</text:p>
      <text:p text:style-name="Standard">HttpClient_Connect: IP_ADDR=192.30.253.117</text:p>
      <text:p text:style-name="Standard">HttpClient_Connect: WARNING Socket Connect, status=-468, Ignored...</text:p>
      <text:p text:style-name="Standard">OTA_run: CdnClient_ReqOtaDir, VendorDir=OTA_R2_MCU_FLASH</text:p>
      <text:p text:style-name="Standard">CdnGithub_SendReqDir: uri=/repos/kawel/otaGH/contents/</text:p>
      <text:p text:style-name="Standard">len is: 582</text:p>
      <text:p text:style-name="Standard">After recvAppend pRespBuf is: it_url":"https://api.github.com/repos/kawel/otaGH/git/blobs/f7657ea4b46fe805a7b47d88d983d975d4c3c662","download_url":"https://raw.githubusercontent.com/kawel/otaGH/master/OTA_R2_MCU_FLASH/20180603214639_CC3220SF_OTAtest3.tar","type":"file","_links":{"self":"https://api.github.com/repos/kawel/otaGH/contents/OTA_R2_MCU_FLASH/<text:soft-page-break/>20180603214639_CC3220SF_OTAtest3.tar?ref=master","git":"https://api.github.com/repos/kawel/otaGH/git/blobs/f7657ea4b46fe805a7b47d88d983d975d4c3c662","html":"https://github.com/kawel/otaGH/blob/master/OTA_R2_MCU_FLASH/20180603214639_CC3220SF_OTAtest3.tar"}}]</text:p>
      <text:p text:style-name="Standard">the entire JSON pRespBuf is: [{"name":"20180603214639_CC3220SF_OTAtest3.tar","path":"OTA_R2_MCU_FLASH/20180603214639_CC3220SF_OTAtest3.tar","sha":"f7657ea4b46fe805a7b47d88d983d975d4c3c662","size":153600,"url":"https://api.github.com/repos/kawel/otaGH/contents/OTA_R2_MCU_FLASH/20180603214639_CC3220SF_OTAtest3.tar?ref=master","html_url":"https://github.com/kawel/otaGH/blob/master/OTA_R2_MCU_FLASH/20180603214639_CC3220SF_OTAtest3.tar","git_url":"https://api.github.com/repos/kawel/otaGH/git/blobs/f7657ea4b46fe805a7b47d88d983d975d4c3c662","download_url":"https://raw.githubusercontent.com/kawel/otaGH/master/OTA_R2_MCU_FLASH/20180603214639_CC3220SF_OTAtest3.tar","type":"file","_links":{"self":"https://api.github.com/repos/kawel/otaGH/contents/OTA_R2_MCU_FLASH/20180603214639_CC3220SF_OTAtest3.tar?ref=master","git":"https://api.github.com/repos/kawel/otaGH/git/blobs/f7657ea4b46fe805a7b47d88d983d975d4c3c662","html":"https://github.com/kawel/otaGH/blob/master/OTA_R2_MCU_FLASH/20180603214639_CC3220SF_OTAtest3.tar"}}]</text:p>
      <text:p text:style-name="Standard">[OtaJson_getMetadataFileName] Error: -101 <text:s/>, Couldn't get the data</text:p>
      <text:p text:style-name="Standard">OTA_run: ERROR CdnClient_ReqOtaDir, Status=-101</text:p>
      <text:p text:style-name="Standard"/>
      <text:p text:style-name="Standard">_OtaCheckConsecutiveErrors: ConsecutiveOtaErrors=1/5, return only WARNNING</text:p>
      <text:p text:style-name="Standard">OtaRunStep: WARNING Ota_run, Status=20004, continue for next OTA retry</text:p>
      <text:p text:style-name="Standard"/>
      <text:p text:style-name="Standard">OTA_run: call CdnClient_ConnectServer OTA server=api.github.com</text:p>
      <text:p text:style-name="Standard">CdnClient_ConnectServer: HttpClient_Connect api.github.com</text:p>
      <text:p text:style-name="Standard">HttpClient_Connect: IP_ADDR=192.30.253.117</text:p>
      <text:p text:style-name="Standard">HttpClient_Connect: WARNING Socket Connect, status=-468, Ignored...</text:p>
      <text:p text:style-name="Standard">OTA_run: CdnClient_ReqOtaDir, VendorDir=OTA_R2_MCU_FLASH</text:p>
      <text:p text:style-name="Standard">CdnGithub_SendReqDir: uri=/repos/kawel/otaGH/contents/</text:p>
      <text:p text:style-name="Standard">len is: 582</text:p>
      <text:p text:style-name="Standard">After recvAppend pRespBuf is: it_url":"https://api.github.com/repos/kawel/otaGH/git/blobs/f7657ea4b46fe805a7b47d88d983d975d4c3c662","download_url":"https://raw.githubusercontent.com/kawel/otaGH/master/OTA_R2_MCU_FLASH/20180603214639_CC3220SF_OTAtest3.tar","type":"file","_links":{"self":"https://api.github.com/repos/kawel/otaGH/contents/OTA_R2_MCU_FLASH/20180603214639_CC3220SF_OTAtest3.tar?ref=master","git":"https://api.github.com/repos/kawel/otaGH/git/blobs/f7657ea4b46fe805a7b47d88d983d975d4c3c662","html":"https://github.com/kawel/otaGH/blob/master/OTA_R2_MCU_FLASH/20180603214639_CC3220SF_OTAtest3.tar"}}]</text:p>
      <text:p text:style-name="Standard">the entire JSON pRespBuf is: [{"name":"20180603214639_CC3220SF_OTAtest3.tar","path":"OTA_R2_MCU_FLASH/20180603214639_CC3220SF_OTAtest3.tar","sha":"f7657ea4b46fe805a7b47d88d983d975d4c3c662","size":153600,"url":"https://api.github.com/repos/kawel/otaGH/contents/OTA_R2_MCU_FLASH/20180603214639_CC3220SF_OTAtest3.tar?ref=master","html_url":"https://github.com/kawel/otaGH/blob/master/OTA_R2_MCU_FLASH/20180603214639_CC3220SF_OTAtest3.tar","git_url":"https://api.github.com/repos/kawel/otaGH/git/blobs/f7657ea4b46fe805a7b47d88d983d975d4c3c662","download_url":"https://raw.githubusercontent.com/kawel/otaGH/master/OTA_R2_MCU_FLASH/20180603214639_CC3220SF_OTAtest3.tar","type":"file","_links":{"self":"https://api.github.com/repos/kawel/otaGH/contents/OTA_R2_MCU_FLASH/20180603214639_CC3220SF_OTAtest3.tar?ref=master","git":"https://api.github.com/repos/kawel/otaGH/git/blobs/<text:soft-page-break/>f7657ea4b46fe805a7b47d88d983d975d4c3c662","html":"https://github.com/kawel/otaGH/blob/master/OTA_R2_MCU_FLASH/20180603214639_CC3220SF_OTAtest3.tar"}}]</text:p>
      <text:p text:style-name="Standard">[OtaJson_getMetadataFileName] Error: -101 <text:s/>, Couldn't get the data</text:p>
      <text:p text:style-name="Standard">OTA_run: ERROR CdnClient_ReqOtaDir, Status=-101</text:p>
      <text:p text:style-name="Standard"/>
      <text:p text:style-name="Standard">_OtaCheckConsecutiveErrors: ConsecutiveOtaErrors=2/5, return only WARNNING</text:p>
      <text:p text:style-name="Standard">OtaRunStep: WARNING Ota_run, Status=20004, continue for next OTA retry</text:p>
      <text:p text:style-name="Standard"/>
      <text:p text:style-name="Standard">OTA_run: call CdnClient_ConnectServer OTA server=api.github.com</text:p>
      <text:p text:style-name="Standard">CdnClient_ConnectServer: HttpClient_Connect api.github.com</text:p>
      <text:p text:style-name="Standard">HttpClient_Connect: IP_ADDR=192.30.253.117</text:p>
      <text:p text:style-name="Standard">HttpClient_Connect: WARNING Socket Connect, status=-468, Ignored...</text:p>
      <text:p text:style-name="Standard">OTA_run: CdnClient_ReqOtaDir, VendorDir=OTA_R2_MCU_FLASH</text:p>
      <text:p text:style-name="Standard">CdnGithub_SendReqDir: uri=/repos/kawel/otaGH/contents/</text:p>
      <text:p text:style-name="Standard">len is: 652</text:p>
      <text:p text:style-name="Standard">After recvAppend pRespBuf is: /blob/master/OTA_R2_MCU_FLASH/20180603214639_CC3220SF_OTAtest3.tar","git_url":"https://api.github.com/repos/kawel/otaGH/git/blobs/f7657ea4b46fe805a7b47d88d983d975d4c3c662","download_url":"https://raw.githubusercontent.com/kawel/otaGH/master/OTA_R2_MCU_FLASH/20180603214639_CC3220SF_OTAtest3.tar","type":"file","_links":{"self":"https://api.github.com/repos/kawel/otaGH/contents/OTA_R2_MCU_FLASH/20180603214639_CC3220SF_OTAtest3.tar?ref=master","git":"https://api.github.com/repos/kawel/otaGH/git/blobs/f7657ea4b46fe805a7b47d88d983d975d4c3c662","html":"https://github.com/kawel/otaGH/blob/master/OTA_R2_MCU_FLASH/20180603214639_CC3220SF_OTAtest3.tar"}}]</text:p>
      <text:p text:style-name="Standard">the entire JSON pRespBuf is: [{"name":"20180603214639_CC3220SF_OTAtest3.tar","path":"OTA_R2_MCU_FLASH/20180603214639_CC3220SF_OTAtest3.tar","sha":"f7657ea4b46fe805a7b47d88d983d975d4c3c662","size":153600,"url":"https://api.github.com/repos/kawel/otaGH/contents/OTA_R2_MCU_FLASH/20180603214639_CC3220SF_OTAtest3.tar?ref=master","html_url":"https://github.com/kawel/otaGH/blob/master/OTA_R2_MCU_FLASH/20180603214639_CC3220SF_OTAtest3.tar","git_url":"https://api.github.com/repos/kawel/otaGH/git/blobs/f7657ea4b46fe805a7b47d88d983d975d4c3c662","download_url":"https://raw.githubusercontent.com/kawel/otaGH/master/OTA_R2_MCU_FLASH/20180603214639_CC3220SF_OTAtest3.tar","type":"file","_links":{"self":"https://api.github.com/repos/kawel/otaGH/contents/OTA_R2_MCU_FLASH/20180603214639_CC3220SF_OTAtest3.tar?ref=master","git":"https://api.github.com/repos/kawel/otaGH/git/blobs/f7657ea4b46fe805a7b47d88d983d975d4c3c662","html":"https://github.com/kawel/otaGH/blob/master/OTA_R2_MCU_FLASH/20180603214639_CC3220SF_OTAtest3.tar"}}]</text:p>
      <text:p text:style-name="Standard">[OtaJson_getMetadataFileName] Error: -101 <text:s/>, Couldn't get the data</text:p>
      <text:p text:style-name="Standard">OTA_run: ERROR CdnClient_ReqOtaDir, Status=-101</text:p>
      <text:p text:style-name="Standard"/>
      <text:p text:style-name="Standard">_OtaCheckConsecutiveErrors: ConsecutiveOtaErrors=3/5, return only WARNNING</text:p>
      <text:p text:style-name="Standard">OtaRunStep: WARNING Ota_run, Status=20004, continue for next OTA retry</text:p>
      <text:p text:style-name="Standard"/>
      <text:p text:style-name="Standard">OTA_run: call CdnClient_ConnectServer OTA server=api.github.com</text:p>
      <text:p text:style-name="Standard">CdnClient_ConnectServer: HttpClient_Connect api.github.com</text:p>
      <text:p text:style-name="Standard">HttpClient_Connect: IP_ADDR=192.30.253.117</text:p>
      <text:p text:style-name="Standard">HttpClient_Connect: WARNING Socket Connect, status=-468, Ignored...</text:p>
      <text:p text:style-name="Standard">OTA_run: CdnClient_ReqOtaDir, VendorDir=OTA_R2_MCU_FLASH</text:p>
      <text:p text:style-name="Standard">CdnGithub_SendReqDir: uri=/repos/kawel/otaGH/contents/</text:p>
      <text:p text:style-name="Standard">len is: 582</text:p>
      <text:p text:style-name="Standard"><text:soft-page-break/>After recvAppend pRespBuf is: it_url":"https://api.github.com/repos/kawel/otaGH/git/blobs/f7657ea4b46fe805a7b47d88d983d975d4c3c662","download_url":"https://raw.githubusercontent.com/kawel/otaGH/master/OTA_R2_MCU_FLASH/20180603214639_CC3220SF_OTAtest3.tar","type":"file","_links":{"self":"https://api.github.com/repos/kawel/otaGH/contents/OTA_R2_MCU_FLASH/20180603214639_CC3220SF_OTAtest3.tar?ref=master","git":"https://api.github.com/repos/kawel/otaGH/git/blobs/f7657ea4b46fe805a7b47d88d983d975d4c3c662","html":"https://github.com/kawel/otaGH/blob/master/OTA_R2_MCU_FLASH/20180603214639_CC3220SF_OTAtest3.tar"}}]</text:p>
      <text:p text:style-name="Standard">the entire JSON pRespBuf is: [{"name":"20180603214639_CC3220SF_OTAtest3.tar","path":"OTA_R2_MCU_FLASH/20180603214639_CC3220SF_OTAtest3.tar","sha":"f7657ea4b46fe805a7b47d88d983d975d4c3c662","size":153600,"url":"https://api.github.com/repos/kawel/otaGH/contents/OTA_R2_MCU_FLASH/20180603214639_CC3220SF_OTAtest3.tar?ref=master","html_url":"https://github.com/kawel/otaGH/blob/master/OTA_R2_MCU_FLASH/20180603214639_CC3220SF_OTAtest3.tar","git_url":"https://api.github.com/repos/kawel/otaGH/git/blobs/f7657ea4b46fe805a7b47d88d983d975d4c3c662","download_url":"https://raw.githubusercontent.com/kawel/otaGH/master/OTA_R2_MCU_FLASH/20180603214639_CC3220SF_OTAtest3.tar","type":"file","_links":{"self":"https://api.github.com/repos/kawel/otaGH/contents/OTA_R2_MCU_FLASH/20180603214639_CC3220SF_OTAtest3.tar?ref=master","git":"https://api.github.com/repos/kawel/otaGH/git/blobs/f7657ea4b46fe805a7b47d88d983d975d4c3c662","html":"https://github.com/kawel/otaGH/blob/master/OTA_R2_MCU_FLASH/20180603214639_CC3220SF_OTAtest3.tar"}}]</text:p>
      <text:p text:style-name="Standard">[OtaJson_getMetadataFileName] Error: -101 <text:s/>, Couldn't get the data</text:p>
      <text:p text:style-name="Standard">OTA_run: ERROR CdnClient_ReqOtaDir, Status=-101</text:p>
      <text:p text:style-name="Standard"/>
      <text:p text:style-name="Standard">_OtaCheckConsecutiveErrors: ConsecutiveOtaErrors=4/5, return only WARNNING</text:p>
      <text:p text:style-name="Standard">OtaRunStep: WARNING Ota_run, Status=20004, continue for next OTA retry</text:p>
      <text:p text:style-name="Standard"/>
      <text:p text:style-name="Standard">OTA_run: call CdnClient_ConnectServer OTA server=api.github.com</text:p>
      <text:p text:style-name="Standard">CdnClient_ConnectServer: HttpClient_Connect api.github.com</text:p>
      <text:p text:style-name="Standard">HttpClient_Connect: IP_ADDR=192.30.253.117</text:p>
      <text:p text:style-name="Standard">HttpClient_Connect: WARNING Socket Connect, status=-468, Ignored...</text:p>
      <text:p text:style-name="Standard">OTA_run: CdnClient_ReqOtaDir, VendorDir=OTA_R2_MCU_FLASH</text:p>
      <text:p text:style-name="Standard">CdnGithub_SendReqDir: uri=/repos/kawel/otaGH/contents/</text:p>
      <text:p text:style-name="Standard">len is: 582</text:p>
      <text:p text:style-name="Standard">After recvAppend pRespBuf is: it_url":"https://api.github.com/repos/kawel/otaGH/git/blobs/f7657ea4b46fe805a7b47d88d983d975d4c3c662","download_url":"https://raw.githubusercontent.com/kawel/otaGH/master/OTA_R2_MCU_FLASH/20180603214639_CC3220SF_OTAtest3.tar","type":"file","_links":{"self":"https://api.github.com/repos/kawel/otaGH/contents/OTA_R2_MCU_FLASH/20180603214639_CC3220SF_OTAtest3.tar?ref=master","git":"https://api.github.com/repos/kawel/otaGH/git/blobs/f7657ea4b46fe805a7b47d88d983d975d4c3c662","html":"https://github.com/kawel/otaGH/blob/master/OTA_R2_MCU_FLASH/20180603214639_CC3220SF_OTAtest3.tar"}}]</text:p>
      <text:p text:style-name="Standard">the entire JSON pRespBuf is: [{"name":"20180603214639_CC3220SF_OTAtest3.tar","path":"OTA_R2_MCU_FLASH/20180603214639_CC3220SF_OTAtest3.tar","sha":"f7657ea4b46fe805a7b47d88d983d975d4c3c662","size":153600,"url":"https://api.github.com/repos/kawel/otaGH/contents/OTA_R2_MCU_FLASH/20180603214639_CC3220SF_OTAtest3.tar?ref=master","html_url":"https://github.com/kawel/otaGH/blob/master/OTA_R2_MCU_FLASH/20180603214639_CC3220SF_OTAtest3.tar","git_url":"https://api.github.com/repos/kawel/otaGH/<text:soft-page-break/>git/blobs/f7657ea4b46fe805a7b47d88d983d975d4c3c662","download_url":"https://raw.githubusercontent.com/kawel/otaGH/master/OTA_R2_MCU_FLASH/20180603214639_CC3220SF_OTAtest3.tar","type":"file","_links":{"self":"https://api.github.com/repos/kawel/otaGH/contents/OTA_R2_MCU_FLASH/20180603214639_CC3220SF_OTAtest3.tar?ref=master","git":"https://api.github.com/repos/kawel/otaGH/git/blobs/f7657ea4b46fe805a7b47d88d983d975d4c3c662","html":"https://github.com/kawel/otaGH/blob/master/OTA_R2_MCU_FLASH/20180603214639_CC3220SF_OTAtest3.tar"}}]</text:p>
      <text:p text:style-name="Standard">[OtaJson_getMetadataFileName] Error: -101 <text:s/>, Couldn't get the data</text:p>
      <text:p text:style-name="Standard">OTA_run: ERROR CdnClient_ReqOtaDir, Status=-101</text:p>
      <text:p text:style-name="Standard"/>
      <text:p text:style-name="Standard">_OtaCheckConsecutiveErrors: ConsecutiveOtaErrors=5/5, MAX_CONSECUTIVE_OTA_ERRORS!!!</text:p>
      <text:p text:style-name="Standard"/>
      <text:p text:style-name="Standard">OtaRunStep: FATAL ERROR from Ota_run -21003 !!!!!!!!!!!!!!!!!!!!!!!!!!!</text:p>
      <text:p text:style-name="Standard"/>
      <text:p text:style-name="Standard">Test failed: State = 6, Event = 17</text:p>
      <text:p text:style-name="Standard">Event handler failed..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22:15:11.951000000</meta:creation-date>
    <dc:date>2018-06-03T22:40:36.268000000</dc:date>
    <meta:editing-duration>PT15M14S</meta:editing-duration>
    <meta:editing-cycles>1</meta:editing-cycles>
    <meta:document-statistic meta:table-count="0" meta:image-count="0" meta:object-count="0" meta:page-count="5" meta:paragraph-count="100" meta:word-count="438" meta:character-count="12597" meta:non-whitespace-character-count="12236"/>
    <meta:generator>LibreOffice/6.0.4.2$Windows_x86 LibreOffice_project/9b0d9b32d5dcda91d2f1a96dc04c645c450872bf</meta:generator>
  </office:meta>
</office:document-meta>
</file>